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ar font-ibm-plex-mono" svg:font-family="'var font-ibm-plex-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595cm"/>
    </style:style>
    <style:style style:name="Table1.B" style:family="table-column">
      <style:table-column-properties style:column-width="5.526cm"/>
    </style:style>
    <style:style style:name="Table1.C" style:family="table-column">
      <style:table-column-properties style:column-width="5.879cm"/>
    </style:style>
    <style:style style:name="Table1.A1" style:family="table-cell">
      <style:table-cell-properties style:vertical-align="middle" fo:padding="0.049cm" fo:border="none"/>
    </style:style>
    <style:style style:name="P1" style:family="paragraph" style:parent-style-name="Heading_20_3">
      <style:text-properties officeooo:rsid="00059402" officeooo:paragraph-rsid="00059402"/>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8">
      <style:paragraph-properties fo:margin-top="0cm" fo:margin-bottom="0cm" loext:contextual-spacing="false"/>
    </style:style>
    <style:style style:name="P16" style:family="paragraph" style:parent-style-name="Text_20_body" style:list-style-name="L10">
      <style:paragraph-properties fo:margin-top="0cm" fo:margin-bottom="0cm" loext:contextual-spacing="false"/>
    </style:style>
    <style:style style:name="P17" style:family="paragraph" style:parent-style-name="Text_20_body" style:list-style-name="L8">
      <style:paragraph-properties fo:margin-top="0cm" fo:margin-bottom="0.247cm" loext:contextual-spacing="false"/>
    </style:style>
    <style:style style:name="P18" style:family="paragraph" style:parent-style-name="Text_20_body" style:list-style-name="L10">
      <style:paragraph-properties fo:margin-top="0cm" fo:margin-bottom="0.247cm" loext:contextual-spacing="false"/>
    </style:style>
    <style:style style:name="T1" style:family="text">
      <style:text-properties fo:color="#e06c75" style:font-name="var font-ibm-plex-mono" loext:padding="0cm" loext:border="none"/>
    </style:style>
    <style:style style:name="T2" style:family="text">
      <style:text-properties fo:color="#d19a66" style:font-name="var font-ibm-plex-mono" loext:padding="0cm" loext:border="none"/>
    </style:style>
    <style:style style:name="T3" style:family="text">
      <style:text-properties fo:color="#98c379" style:font-name="var font-ibm-plex-mono" loext:padding="0cm" loext:border="none"/>
    </style:style>
    <style:style style:name="T4" style:family="text">
      <style:text-properties style:font-name="var font-ibm-plex-mono" loext:padding="0cm" loext:border="non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text:h text:style-name="P1" text:outline-level="3">CHANGES WE HAVE TO MAKE WHILE <text:s/>INTEGRATING CUSTOM SOFTWARE CODEC(x264,FFMPEG...)</text:h>
      <text:h text:style-name="Heading_20_3" text:outline-level="3"/>
      <text:h text:style-name="Heading_20_3" text:outline-level="3">Summary of Key Paths and Files</text:h>
      <table:table table:name="Table1" table:style-name="Table1">
        <table:table-column table:style-name="Table1.A"/>
        <table:table-column table:style-name="Table1.B"/>
        <table:table-column table:style-name="Table1.C"/>
        <table:table-header-rows>
          <table:table-row table:style-name="TableLine94160470642672">
            <table:table-cell table:style-name="Table1.A1" office:value-type="string">
              <text:p text:style-name="Table_20_Heading"><text:span text:style-name="Strong_20_Emphasis">Path</text:span></text:p>
            </table:table-cell>
            <table:table-cell table:style-name="Table1.A1" office:value-type="string">
              <text:p text:style-name="Table_20_Heading"><text:span text:style-name="Strong_20_Emphasis">File</text:span></text:p>
            </table:table-cell>
            <table:table-cell table:style-name="Table1.A1" office:value-type="string">
              <text:p text:style-name="Table_20_Heading"><text:span text:style-name="Strong_20_Emphasis">Purpose</text:span></text:p>
            </table:table-cell>
          </table:table-row>
        </table:table-header-rows>
        <table:table-row table:style-name="TableLine94160470642672">
          <table:table-cell table:style-name="Table1.A1" office:value-type="string">
            <text:p text:style-name="Table_20_Contents">external/x264/</text:p>
          </table:table-cell>
          <table:table-cell table:style-name="Table1.A1" office:value-type="string">
            <text:p text:style-name="Table_20_Contents">Android.bp</text:p>
          </table:table-cell>
          <table:table-cell table:style-name="Table1.A1" office:value-type="string">
            <text:p text:style-name="Table_20_Contents">Build x264 as a shared library.</text:p>
          </table:table-cell>
        </table:table-row>
        <table:table-row table:style-name="TableLine94160470642672">
          <table:table-cell table:style-name="Table1.A1" office:value-type="string">
            <text:p text:style-name="Table_20_Contents">frameworks/av/media/codec2/components/x264/</text:p>
          </table:table-cell>
          <table:table-cell table:style-name="Table1.A1" office:value-type="string">
            <text:p text:style-name="Table_20_Contents">x264_encoder.h, x264_encoder.cpp, Android.bp</text:p>
          </table:table-cell>
          <table:table-cell table:style-name="Table1.A1" office:value-type="string">
            <text:p text:style-name="Table_20_Contents">Implement and build the x264 Codec2 component.</text:p>
          </table:table-cell>
        </table:table-row>
        <table:table-row table:style-name="TableLine94160470642672">
          <table:table-cell table:style-name="Table1.A1" office:value-type="string">
            <text:p text:style-name="Table_20_Contents">frameworks/av/media/codec2/vndk/</text:p>
          </table:table-cell>
          <table:table-cell table:style-name="Table1.A1" office:value-type="string">
            <text:p text:style-name="Table_20_Contents">C2Store.cpp, Android.bp</text:p>
          </table:table-cell>
          <table:table-cell table:style-name="Table1.A1" office:value-type="string">
            <text:p text:style-name="Table_20_Contents">Register the x264 component in Codec2.</text:p>
          </table:table-cell>
        </table:table-row>
        <table:table-row table:style-name="TableLine94160470642672">
          <table:table-cell table:style-name="Table1.A1" office:value-type="string">
            <text:p text:style-name="Table_20_Contents">vendor/etc/</text:p>
          </table:table-cell>
          <table:table-cell table:style-name="Table1.A1" office:value-type="string">
            <text:p text:style-name="Table_20_Contents">media_codecs_c2.xml</text:p>
          </table:table-cell>
          <table:table-cell table:style-name="Table1.A1" office:value-type="string">
            <text:p text:style-name="Table_20_Contents">Advertise the x264 encoder.</text:p>
          </table:table-cell>
        </table:table-row>
        <table:table-row table:style-name="TableLine94160470642672">
          <table:table-cell table:style-name="Table1.A1" office:value-type="string">
            <text:p text:style-name="Table_20_Contents">device/&lt;vendor&gt;/&lt;device&gt;/</text:p>
          </table:table-cell>
          <table:table-cell table:style-name="Table1.A1" office:value-type="string">
            <text:p text:style-name="Table_20_Contents">device.mk</text:p>
          </table:table-cell>
          <table:table-cell table:style-name="Table1.A1" office:value-type="string">
            <text:p text:style-name="Table_20_Contents">Include configuration files in the build.</text:p>
          </table:table-cell>
        </table:table-row>
        <table:table-row table:style-name="TableLine94160470642672">
          <table:table-cell table:style-name="Table1.A1" office:value-type="string">
            <text:p text:style-name="Table_20_Contents">frameworks/av/media/libstagefright/</text:p>
          </table:table-cell>
          <table:table-cell table:style-name="Table1.A1" office:value-type="string">
            <text:p text:style-name="Table_20_Contents">ACodec.cpp</text:p>
          </table:table-cell>
          <table:table-cell table:style-name="Table1.A1" office:value-type="string">
            <text:p text:style-name="Table_20_Contents">Ensure MIME type compatibility (optional).</text:p>
          </table:table-cell>
        </table:table-row>
        <table:table-row table:style-name="TableLine94160470642672">
          <table:table-cell table:style-name="Table1.A1" office:value-type="string">
            <text:p text:style-name="Table_20_Contents">vendor/etc/seccomp_policy/</text:p>
          </table:table-cell>
          <table:table-cell table:style-name="Table1.A1" office:value-type="string">
            <text:p text:style-name="Table_20_Contents">x264.codec2.policy</text:p>
          </table:table-cell>
          <table:table-cell table:style-name="Table1.A1" office:value-type="string">
            <text:p text:style-name="Table_20_Contents">Add seccomp policy for security (optional).</text:p>
          </table:table-cell>
        </table:table-row>
      </table:table>
      <text:p text:style-name="Standard"/>
      <text:p text:style-name="Standard"/>
      <text:list xml:id="list4099908641" text:style-name="L1">
        <text:list-item>
          <text:p text:style-name="P2"><text:span text:style-name="Strong_20_Emphasis">external/x264/Android.bp</text:span> </text:p>
        </text:list-item>
      </text:list>
      <text:list xml:id="list1304758329" text:style-name="L2">
        <text:list-item>
          <text:p text:style-name="P12"><text:span text:style-name="Strong_20_Emphasis">Purpose</text:span>: Build x264 as a shared library. </text:p>
        </text:list-item>
        <text:list-item>
          <text:p text:style-name="P12"><text:span text:style-name="Strong_20_Emphasis">Correctness</text:span>: This is a standard approach in the Android Open Source Project (AOSP) for compiling third-party libraries like x264. The Android.bp file defines how to build x264 into a shared library (e.g., libx264.so), which the Codec2 component can link against. </text:p>
        </text:list-item>
        <text:list-item>
          <text:p text:style-name="P12"><text:span text:style-name="Strong_20_Emphasis">Considerations</text:span>: </text:p>
          <text:list>
            <text:list-item>
              <text:p text:style-name="P12">Ensure the Android.bp file specifies the correct x264 source files, compiler flags (e.g., for ARM NEON optimizations or architecture-specific tuning), and dependencies. </text:p>
            </text:list-item>
            <text:list-item>
              <text:p text:style-name="P12">Verify that x264 is configured appropriately for your use case (e.g., enabling 8-bit or 10-bit depth, disabling unnecessary features like interlaced encoding to reduce binary size). </text:p>
            </text:list-item>
            <text:list-item>
              <text:p text:style-name="P3">Check that the library is built for the target architectures (e.g., arm64-v8a, armeabi-v7a) to ensure compatibility with your device. </text:p>
            </text:list-item>
          </text:list>
        </text:list-item>
      </text:list>
      <text:list xml:id="list4261845720" text:style-name="L3">
        <text:list-item>
          <text:p text:style-name="P4"><text:span text:style-name="Strong_20_Emphasis">frameworks/av/media/codec2/components/x264/x264_encoder.h, x264_encoder.cpp, Android.bp</text:span> </text:p>
        </text:list-item>
      </text:list>
      <text:list xml:id="list3232068195" text:style-name="L4">
        <text:list-item>
          <text:p text:style-name="P13"><text:span text:style-name="Strong_20_Emphasis">Purpose</text:span>: Implement and build the x264 Codec2 component. </text:p>
        </text:list-item>
        <text:list-item>
          <text:p text:style-name="P13"><text:span text:style-name="Strong_20_Emphasis">Correctness</text:span>: This is the core of the Codec2 integration. The x264_encoder.h and x264_encoder.cpp files should implement the Codec2 component interface (e.g., inheriting from C2Component) to wrap x264’s encoding functionality. The Android.bp file compiles these into a module that integrates with the Codec2 framework. </text:p>
        </text:list-item>
        <text:list-item>
          <text:p text:style-name="P13"><text:soft-page-break/><text:span text:style-name="Strong_20_Emphasis">Considerations</text:span>: </text:p>
          <text:list>
            <text:list-item>
              <text:p text:style-name="P13">The implementation must handle Codec2’s buffer management (e.g., C2Buffer, C2Work), parameter configuration (e.g., bitrate, resolution, frame rate via x264_param_t), and lifecycle methods (e.g., start, stop, release). </text:p>
            </text:list-item>
            <text:list-item>
              <text:p text:style-name="P13">Ensure proper error handling and thread safety, as x264 encoding can be resource-intensive. </text:p>
            </text:list-item>
            <text:list-item>
              <text:p text:style-name="P5">The Android.bp file should link against libx264.so and include necessary Codec2 dependencies (e.g., libcodec2, libutils). </text:p>
            </text:list-item>
          </text:list>
        </text:list-item>
      </text:list>
      <text:list xml:id="list2097822272" text:style-name="L5">
        <text:list-item>
          <text:p text:style-name="P6"><text:span text:style-name="Strong_20_Emphasis">frameworks/av/media/codec2/vndk/C2Store.cpp, Android.bp</text:span> </text:p>
        </text:list-item>
      </text:list>
      <text:list xml:id="list20274460" text:style-name="L6">
        <text:list-item>
          <text:p text:style-name="P14"><text:span text:style-name="Strong_20_Emphasis">Purpose</text:span>: Register the x264 component in Codec2. </text:p>
        </text:list-item>
        <text:list-item>
          <text:p text:style-name="P14"><text:span text:style-name="Strong_20_Emphasis">Correctness</text:span>: Registering the x264 component in C2Store.cpp is critical to make it discoverable by the Codec2 framework. This typically involves adding the component to the C2ComponentStore so it can be instantiated when requested (e.g., via a component name like "c2.x264.encoder"). </text:p>
        </text:list-item>
        <text:list-item>
          <text:p text:style-name="P14"><text:span text:style-name="Strong_20_Emphasis">Considerations</text:span>: </text:p>
          <text:list>
            <text:list-item>
              <text:p text:style-name="P14">Ensure the component is registered with a unique name and associated with the correct MIME type (e.g., video/avc for H.264). </text:p>
            </text:list-item>
            <text:list-item>
              <text:p text:style-name="P14">Verify that the Android.bp file for this module includes dependencies on the x264 Codec2 component module. </text:p>
            </text:list-item>
            <text:list-item>
              <text:p text:style-name="P7">If using a vendor-specific C2ComponentStore, you may need to modify a vendor file instead (e.g., under vendor/&lt;vendor&gt;/codec2). </text:p>
            </text:list-item>
          </text:list>
        </text:list-item>
      </text:list>
      <text:list xml:id="list1971489560" text:style-name="L7">
        <text:list-item>
          <text:p text:style-name="P8"><text:span text:style-name="Strong_20_Emphasis">vendor/etc/media_codecs_c2.xml</text:span> </text:p>
        </text:list-item>
      </text:list>
      <text:list xml:id="list1752949093" text:style-name="L8">
        <text:list-item>
          <text:p text:style-name="P15"><text:span text:style-name="Strong_20_Emphasis">Purpose</text:span>: Advertise the x264 encoder. </text:p>
        </text:list-item>
        <text:list-item>
          <text:p text:style-name="P15"><text:span text:style-name="Strong_20_Emphasis">Correctness</text:span>: This file is used to declare Codec2 components to the Android media framework, making the x264 encoder available to apps via the MediaCodec API. It specifies the component’s name, MIME type, and capabilities (e.g., supported profiles/levels, resolutions). </text:p>
        </text:list-item>
        <text:list-item>
          <text:p text:style-name="P15"><text:span text:style-name="Strong_20_Emphasis">Considerations</text:span>: </text:p>
          <text:list>
            <text:list-item>
              <text:p text:style-name="P15">Ensure the XML entry for the x264 encoder is correctly formatted, e.g.: </text:p>
              <text:p text:style-name="P15">xml</text:p>
              <text:p text:style-name="P15">Copy</text:p>
              <text:p text:style-name="P17"><text:span text:style-name="Source_20_Text"><text:span text:style-name="T4">&lt;</text:span></text:span><text:span text:style-name="Source_20_Text"><text:span text:style-name="T1">MediaCodec</text:span></text:span><text:span text:style-name="Source_20_Text"><text:span text:style-name="T4"> </text:span></text:span><text:span text:style-name="Source_20_Text"><text:span text:style-name="T2">name</text:span></text:span><text:span text:style-name="Source_20_Text"><text:span text:style-name="T4">=</text:span></text:span><text:span text:style-name="Source_20_Text"><text:span text:style-name="T3">"c2.x264.encoder"</text:span></text:span><text:span text:style-name="Source_20_Text"><text:span text:style-name="T4"> </text:span></text:span><text:span text:style-name="Source_20_Text"><text:span text:style-name="T2">type</text:span></text:span><text:span text:style-name="Source_20_Text"><text:span text:style-name="T4">=</text:span></text:span><text:span text:style-name="Source_20_Text"><text:span text:style-name="T3">"video/avc"</text:span></text:span><text:span text:style-name="Source_20_Text"><text:span text:style-name="T4">&gt; &lt;</text:span></text:span><text:span text:style-name="Source_20_Text"><text:span text:style-name="T1">Limit</text:span></text:span><text:span text:style-name="Source_20_Text"><text:span text:style-name="T4"> </text:span></text:span><text:span text:style-name="Source_20_Text"><text:span text:style-name="T2">name</text:span></text:span><text:span text:style-name="Source_20_Text"><text:span text:style-name="T4">=</text:span></text:span><text:span text:style-name="Source_20_Text"><text:span text:style-name="T3">"size"</text:span></text:span><text:span text:style-name="Source_20_Text"><text:span text:style-name="T4"> </text:span></text:span><text:span text:style-name="Source_20_Text"><text:span text:style-name="T2">range</text:span></text:span><text:span text:style-name="Source_20_Text"><text:span text:style-name="T4">=</text:span></text:span><text:span text:style-name="Source_20_Text"><text:span text:style-name="T3">"16x16-1920x1080"</text:span></text:span><text:span text:style-name="Source_20_Text"><text:span text:style-name="T4"> /&gt; &lt;</text:span></text:span><text:span text:style-name="Source_20_Text"><text:span text:style-name="T1">Limit</text:span></text:span><text:span text:style-name="Source_20_Text"><text:span text:style-name="T4"> </text:span></text:span><text:span text:style-name="Source_20_Text"><text:span text:style-name="T2">name</text:span></text:span><text:span text:style-name="Source_20_Text"><text:span text:style-name="T4">=</text:span></text:span><text:span text:style-name="Source_20_Text"><text:span text:style-name="T3">"bitrate"</text:span></text:span><text:span text:style-name="Source_20_Text"><text:span text:style-name="T4"> </text:span></text:span><text:span text:style-name="Source_20_Text"><text:span text:style-name="T2">range</text:span></text:span><text:span text:style-name="Source_20_Text"><text:span text:style-name="T4">=</text:span></text:span><text:span text:style-name="Source_20_Text"><text:span text:style-name="T3">"1-20000000"</text:span></text:span><text:span text:style-name="Source_20_Text"><text:span text:style-name="T4"> /&gt; &lt;</text:span></text:span><text:span text:style-name="Source_20_Text"><text:span text:style-name="T1">Limit</text:span></text:span><text:span text:style-name="Source_20_Text"><text:span text:style-name="T4"> </text:span></text:span><text:span text:style-name="Source_20_Text"><text:span text:style-name="T2">name</text:span></text:span><text:span text:style-name="Source_20_Text"><text:span text:style-name="T4">=</text:span></text:span><text:span text:style-name="Source_20_Text"><text:span text:style-name="T3">"frame-rate"</text:span></text:span><text:span text:style-name="Source_20_Text"><text:span text:style-name="T4"> </text:span></text:span><text:span text:style-name="Source_20_Text"><text:span text:style-name="T2">range</text:span></text:span><text:span text:style-name="Source_20_Text"><text:span text:style-name="T4">=</text:span></text:span><text:span text:style-name="Source_20_Text"><text:span text:style-name="T3">"1-60"</text:span></text:span><text:span text:style-name="Source_20_Text"><text:span text:style-name="T4"> /&gt; &lt;</text:span></text:span><text:span text:style-name="Source_20_Text"><text:span text:style-name="T1">Feature</text:span></text:span><text:span text:style-name="Source_20_Text"><text:span text:style-name="T4"> </text:span></text:span><text:span text:style-name="Source_20_Text"><text:span text:style-name="T2">name</text:span></text:span><text:span text:style-name="Source_20_Text"><text:span text:style-name="T4">=</text:span></text:span><text:span text:style-name="Source_20_Text"><text:span text:style-name="T3">"profile"</text:span></text:span><text:span text:style-name="Source_20_Text"><text:span text:style-name="T4"> </text:span></text:span><text:span text:style-name="Source_20_Text"><text:span text:style-name="T2">value</text:span></text:span><text:span text:style-name="Source_20_Text"><text:span text:style-name="T4">=</text:span></text:span><text:span text:style-name="Source_20_Text"><text:span text:style-name="T3">"Baseline|Main|High"</text:span></text:span><text:span text:style-name="Source_20_Text"><text:span text:style-name="T4"> /&gt; &lt;</text:span></text:span><text:span text:style-name="Source_20_Text"><text:span text:style-name="T1">Feature</text:span></text:span><text:span text:style-name="Source_20_Text"><text:span text:style-name="T4"> </text:span></text:span><text:span text:style-name="Source_20_Text"><text:span text:style-name="T2">name</text:span></text:span><text:span text:style-name="Source_20_Text"><text:span text:style-name="T4">=</text:span></text:span><text:span text:style-name="Source_20_Text"><text:span text:style-name="T3">"level"</text:span></text:span><text:span text:style-name="Source_20_Text"><text:span text:style-name="T4"> </text:span></text:span><text:span text:style-name="Source_20_Text"><text:span text:style-name="T2">value</text:span></text:span><text:span text:style-name="Source_20_Text"><text:span text:style-name="T4">=</text:span></text:span><text:span text:style-name="Source_20_Text"><text:span text:style-name="T3">"1.0|...|5.1"</text:span></text:span><text:span text:style-name="Source_20_Text"><text:span text:style-name="T4"> /&gt; &lt;/</text:span></text:span><text:span text:style-name="Source_20_Text"><text:span text:style-name="T1">MediaCodec</text:span></text:span><text:span text:style-name="Source_20_Text"><text:span text:style-name="T4">&gt;</text:span></text:span></text:p>
            </text:list-item>
            <text:list-item>
              <text:p text:style-name="P15">Place this file in the correct vendor partition (e.g., /vendor/etc/) to ensure it’s loaded by the system. </text:p>
            </text:list-item>
            <text:list-item>
              <text:p text:style-name="P9">Validate that the component name matches the one registered in C2Store.cpp. </text:p>
            </text:list-item>
          </text:list>
        </text:list-item>
      </text:list>
      <text:list xml:id="list1925406998" text:style-name="L9">
        <text:list-item>
          <text:p text:style-name="P10"><text:span text:style-name="Strong_20_Emphasis">device/&lt;vendor&gt;/&lt;device&gt;/device.mk</text:span> </text:p>
        </text:list-item>
      </text:list>
      <text:list xml:id="list1058934833" text:style-name="L10">
        <text:list-item>
          <text:p text:style-name="P16"><text:span text:style-name="Strong_20_Emphasis">Purpose</text:span>: Include configuration files in the build. </text:p>
        </text:list-item>
        <text:list-item>
          <text:p text:style-name="P16"><text:soft-page-break/><text:span text:style-name="Strong_20_Emphasis">Correctness</text:span>: The device.mk file is used to include necessary files (e.g., media_codecs_c2.xml) and modules (e.g., x264 library, Codec2 component) in the device’s build. </text:p>
        </text:list-item>
        <text:list-item>
          <text:p text:style-name="P16"><text:span text:style-name="Strong_20_Emphasis">Considerations</text:span>: </text:p>
          <text:list>
            <text:list-item>
              <text:p text:style-name="P16">Ensure device.mk includes the x264 library (libx264.so), the Codec2 component module, and the media_codecs_c2.xml file in the product packages. </text:p>
            </text:list-item>
            <text:list-item>
              <text:p text:style-name="P16">Example: </text:p>
              <text:p text:style-name="P16">makefile</text:p>
              <text:p text:style-name="P16">Copy</text:p>
              <text:p text:style-name="P18"><text:span text:style-name="Source_20_Text"><text:span text:style-name="T4">PRODUCT_PACKAGES += \ libx264 \ c2.x264.encoder \ media_codecs_c2.xml</text:span></text:span></text:p>
            </text:list-item>
            <text:list-item>
              <text:p text:style-name="P11">Verify that the file paths are correct for your vendor and device. </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ar font-ibm-plex-mono" svg:font-family="'var font-ibm-plex-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25T12:28:07.866855598</meta:creation-date>
    <dc:date>2025-04-25T12:58:32.673008934</dc:date>
    <meta:editing-duration>PT4S</meta:editing-duration>
    <meta:editing-cycles>1</meta:editing-cycles>
    <meta:generator>LibreOffice/6.4.7.2$Linux_X86_64 LibreOffice_project/40$Build-2</meta:generator>
    <meta:document-statistic meta:table-count="1" meta:image-count="0" meta:object-count="0" meta:page-count="3" meta:paragraph-count="67" meta:word-count="630" meta:character-count="4738" meta:non-whitespace-character-count="4180"/>
  </office:meta>
</office:document-meta>
</file>